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rsid="001ccc99" officeooo:paragraph-rsid="001ccc99"/>
    </style:style>
    <style:style style:name="P2" style:family="paragraph" style:parent-style-name="Subtitle">
      <style:text-properties officeooo:rsid="001be507" officeooo:paragraph-rsid="001be507"/>
    </style:style>
    <style:style style:name="P3" style:family="paragraph" style:parent-style-name="Text_20_body">
      <style:text-properties officeooo:rsid="00316527" officeooo:paragraph-rsid="001ccc99"/>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rsid="002115b0" officeooo:paragraph-rsid="002115b0"/>
    </style:style>
    <style:style style:name="P6" style:family="paragraph" style:parent-style-name="Text_20_body">
      <style:text-properties officeooo:rsid="0024188f" officeooo:paragraph-rsid="0024188f"/>
    </style:style>
    <style:style style:name="P7" style:family="paragraph" style:parent-style-name="Text_20_body">
      <style:text-properties officeooo:rsid="00246c56" officeooo:paragraph-rsid="00246c56"/>
    </style:style>
    <style:style style:name="P8" style:family="paragraph" style:parent-style-name="Text_20_body">
      <style:text-properties officeooo:rsid="00266e70" officeooo:paragraph-rsid="00266e70"/>
    </style:style>
    <style:style style:name="P9" style:family="paragraph" style:parent-style-name="Title">
      <style:text-properties officeooo:rsid="001be507" officeooo:paragraph-rsid="001be507"/>
    </style:style>
    <style:style style:name="T1" style:family="text">
      <style:text-properties officeooo:rsid="0022abf5"/>
    </style:style>
    <style:style style:name="T2" style:family="text">
      <style:text-properties officeooo:rsid="0023e048"/>
    </style:style>
    <style:style style:name="T3" style:family="text">
      <style:text-properties officeooo:rsid="002856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blig 4 – Programmering 2</text:p>
      <text:p text:style-name="P2">Thomas Waaler</text:p>
      <text:h text:style-name="Heading_20_1" text:outline-level="1">Oppgave 1.1</text:h>
      <text:h text:style-name="P1" text:outline-level="3">Interface</text:h>
      <text:p text:style-name="P3">Et Interface er en komplett abstrakt klasse som inneholder abstrakte metoder og statisk konstante variabler.</text:p>
      <text:h text:style-name="Heading_20_3" text:outline-level="3">Exceptions</text:h>
      <text:p text:style-name="P4">Hva er de tre forskjellige typene exceptions i Java. Gi gjerne eksempler på hvilke tilfeller hver av dem kan forekomme. Forklar også hvordan vi programmerere må forholde oss til exceptions når vi skriver kode. </text:p>
      <text:p text:style-name="P5">Exceptions er <text:span text:style-name="T1">hendelser som </text:span><text:span text:style-name="T2">er uønsket eller uventet som forstyrrer den normale flyten i programmets instruksjoner i runtime.</text:span></text:p>
      <text:p text:style-name="P6">Checked exceptions er hendelser som blir sjekket under kompilering og er hendelser vi kan og burde håndtere. For eksempel hvis man skal lese fra en fil så er det mulig at filen ikke eksisterer, og da kan vi legge inn håndtering for FileNotFoundException.</text:p>
      <text:p text:style-name="P7">Runtime exceptions er ...</text:p>
      <text:p text:style-name="P8">Unchecked exceptions er hendelser som kompilatoren ikke vil sjekke som vil si at vi ikke får noen kompilering error. <text:span text:style-name="T3">Runtime exceptions ligger under unchecked exceptions.</text:span></text:p>
      <text:h text:style-name="Heading_20_1" text:outline-level="1">Oppgave 1.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4T17:08:01.451000000</meta:creation-date>
    <dc:date>2022-03-24T20:45:25.840000000</dc:date>
    <meta:editing-duration>PT26M31S</meta:editing-duration>
    <meta:editing-cycles>11</meta:editing-cycles>
    <meta:generator>LibreOffice/7.1.5.2$Windows_X86_64 LibreOffice_project/85f04e9f809797b8199d13c421bd8a2b025d52b5</meta:generator>
    <meta:document-statistic meta:table-count="0" meta:image-count="0" meta:object-count="0" meta:page-count="1" meta:paragraph-count="12" meta:word-count="151" meta:character-count="971" meta:non-whitespace-character-count="830"/>
  </office:meta>
</office:document-meta>
</file>